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38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22222in" style:font-size-asian="1.22222in" style:font-size-complex="1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22222in" style:font-size-asian="1.22222in" style:font-size-complex="1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6" draw:name="Title 1" svg:x="1.66667in" svg:y="0.22743in" svg:width="10in" svg:height="2.61111in" presentation:class="title" presentation:placeholder="false">
          <draw:text-box>
            <text:p text:style-name="a385" text:class-names="" text:cond-style-name=""><text:span text:style-name="a381" text:class-names="">Team</text:span><text:span text:style-name="a382" text:class-names=""><text:s text:c="1"/></text:span><text:span text:style-name="a383" text:class-names="">name</text:span><text:span text:style-name="a384" text:class-names=""/></text:p>
          </draw:text-box>
          <svg:title/>
          <svg:desc/>
        </draw:frame>
        <draw:frame draw:id="id64" presentation:style-name="a403" draw:name="Subtitle 2" svg:x="1.66667in" svg:y="3.93924in" svg:width="10in" svg:height="1.81076in" presentation:class="subtitle" presentation:placeholder="false">
          <draw:text-box>
            <text:p text:style-name="a388" text:class-names="" text:cond-style-name=""><text:span text:style-name="a387" text:class-names="">Patrick McDonnell</text:span></text:p>
            <text:p text:style-name="a393" text:class-names="" text:cond-style-name=""><text:span text:style-name="a389" text:class-names="">Cormac</text:span><text:span text:style-name="a390" text:class-names=""><text:s text:c="1"/></text:span><text:span text:style-name="a391" text:class-names="">Levins</text:span><text:span text:style-name="a392" text:class-names=""/></text:p>
            <text:p text:style-name="a398" text:class-names="" text:cond-style-name=""><text:span text:style-name="a394" text:class-names="">Emma</text:span><text:span text:style-name="a395" text:class-names=""><text:s text:c="1"/></text:span><text:span text:style-name="a396" text:class-names="">Loughran</text:span><text:span text:style-name="a397" text:class-names=""/></text:p>
            <text:p text:style-name="a402" text:class-names="" text:cond-style-name=""><text:span text:style-name="a399" text:class-names="">Dónal</text:span><text:span text:style-name="a400" text:class-names=""><text:s text:c="1"/>McNally</text:span><text:span text:style-name="a401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eam name</dc:title>
    <meta:initial-creator>Patrick Mc Donnell</meta:initial-creator>
    <dc:creator>Patrick Mc Donnell</dc:creator>
    <meta:creation-date>2018-09-21T11:43:09Z</meta:creation-date>
    <dc:date>2018-09-21T11:45:41Z</dc:date>
    <meta:editing-cycles>1</meta:editing-cycles>
    <meta:editing-duration>PT151S</meta:editing-duration>
    <meta:document-statistic meta:paragraph-count="5" meta:word-count="10"/>
  </office:meta>
</office:document-meta>
</file>